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7cecd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7cecd" officeooo:paragraph-rsid="0017cec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7cecd" officeooo:paragraph-rsid="0017cecd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17cecd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860ca" officeooo:paragraph-rsid="001860ca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7cecd"/>
    </style:style>
    <style:style style:name="T3" style:family="text">
      <style:text-properties style:text-underline-style="solid" style:text-underline-width="auto" style:text-underline-color="font-color" loext:padding="0.049cm" loext:border="0.06pt solid #d9d9e3"/>
    </style:style>
    <style:style style:name="T4" style:family="text">
      <style:text-properties style:font-name="Cantarell" officeooo:rsid="0017cecd"/>
    </style:style>
    <style:style style:name="T5" style:family="text">
      <style:text-properties style:font-name="Cantarell" officeooo:rsid="0017cecd" loext:padding="0.049cm" loext:border="0.06pt solid #d9d9e3"/>
    </style:style>
    <style:style style:name="T6" style:family="text">
      <style:text-properties style:font-name="Cantarell" officeooo:rsid="001860ca" loext:padding="0.049cm" loext:border="0.06pt solid #d9d9e3"/>
    </style:style>
    <style:style style:name="T7" style:family="text">
      <style:text-properties officeooo:rsid="001860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</text:p>
      <text:p text:style-name="P3">Camara</text:p>
      <text:p text:style-name="P3">DBE</text:p>
      <text:p text:style-name="P3"/>
      <text:p text:style-name="P3">IDE : Sublime Text</text:p>
      <text:p text:style-name="P3"/>
      <text:p text:style-name="P3">TD Java Fête</text:p>
      <text:p text:style-name="P3"/>
      <text:p text:style-name="P4">EXO<text:span text:style-name="T7">4.2 :</text:span></text:p>
      <text:p text:style-name="P1"><text:span text:style-name="Source_20_Text"><text:span text:style-name="T5">A </text:span></text:span><text:span text:style-name="Source_20_Text"><text:span text:style-name="T6">Affiche</text:span></text:span><text:span text:style-name="Source_20_Text"><text:span text:style-name="T5"> :</text:span></text:span></text:p>
      <text:p text:style-name="P2"><text:span text:style-name="T1">0</text:span></text:p>
      <text:p text:style-name="P2"><text:span text:style-name="T1">0</text:span></text:p>
      <text:p text:style-name="P2"><text:span text:style-name="T1">1</text:span></text:p>
      <text:p text:style-name="P2"><text:span text:style-name="T1">0</text:span></text:p>
      <text:p text:style-name="P2"><text:span text:style-name="T1">1</text:span></text:p>
      <text:p text:style-name="P2"><text:span text:style-name="T1">1</text:span></text:p>
      <text:p text:style-name="P6"><text:span text:style-name="T1">B Affiche :</text:span></text:p>
      <text:p text:style-name="P6"><text:span text:style-name="T1">0</text:span></text:p>
      <text:p text:style-name="P6"><text:span text:style-name="T1">1</text:span></text:p>
      <text:p text:style-name="P6"><text:span text:style-name="T1">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1:26:55.747391763</meta:creation-date>
    <dc:date>2024-01-16T18:52:01.308716556</dc:date>
    <meta:editing-duration>PT2H57M4S</meta:editing-duration>
    <meta:editing-cycles>2</meta:editing-cycles>
    <meta:generator>LibreOffice/7.6.3.2$Linux_X86_64 LibreOffice_project/4fe86607b5ac922e55f140471fda9b60bdaa980d</meta:generator>
    <meta:document-statistic meta:table-count="0" meta:image-count="0" meta:object-count="0" meta:page-count="1" meta:paragraph-count="17" meta:word-count="27" meta:character-count="85" meta:non-whitespace-character-count="75"/>
  </office:meta>
</office:document-meta>
</file>